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Page.getP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.DSCCommentPage( String pageName , int page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SCCommentPage.DSCCommentPage( int page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.pars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SCCommentPage.getPag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.setPagePosition( int 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SCCommentPage.setPag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.DSCComm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SCCommentPage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.generate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